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56c9" officeooo:paragraph-rsid="001256c9"/>
    </style:style>
    <style:style style:name="P2" style:family="paragraph" style:parent-style-name="Standard">
      <style:text-properties officeooo:rsid="00185576" officeooo:paragraph-rsid="00185576"/>
    </style:style>
    <style:style style:name="T1" style:family="text">
      <style:text-properties officeooo:rsid="001384b4"/>
    </style:style>
    <style:style style:name="T2" style:family="text">
      <style:text-properties officeooo:rsid="001650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lementation of a Portable Wireless Sensor Network Interface</text:p>
      <text:p text:style-name="P1">Matt Buland, Marc Rubin, Tracy Camp</text:p>
      <text:p text:style-name="P1"/>
      <text:p text:style-name="P1">Abstract/Introduction</text:p>
      <text:p text:style-name="P1">With many wireless sensor network deployments, there is often difficulty in assessing the current state of a network located in a remote location. During development, it's acceptable to have a large amount of equipment that takes up lots of space, but the opposite is true when traveling out to a deployment. The least amount of gear possible that will get the job done is generally desired. In an effort to reduce the amount of required equipment, a general purpose network interface will be developed to allow the user to monitor and communicate with their network. <text:span text:style-name="T2">The target network will be an avalanche detection <text:s/>network that uses Xbee radios for communication.</text:span></text:p>
      <text:p text:style-name="P1"/>
      <text:p text:style-name="P1">Previous Work</text:p>
      <text:p text:style-name="P1">This project does not have to start from scratch. Specifically, SparkFun has developed an arduino-esk board that can be programmed and used with an android device. Since it's portabile and versatile, the android platform makes for an excellent starting place. <text:span text:style-name="T1">The board from sparkfun is called the IOIO-OTG. It's connected to via a TCP socket over USB, and contains a wide variety of analog and digital pins, allowing for lots of usability by a developer. Specifically for this project, the use of UART communication across any two compatible pins is of extreme use with Xbee radios. </text:span></text:p>
      <text:p text:style-name="P1"/>
      <text:p text:style-name="P2">Implementation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3T21:25:24.501587062</meta:creation-date>
    <dc:date>2014-04-13T22:47:29.796084696</dc:date>
    <meta:editing-duration>PT1H9M17S</meta:editing-duration>
    <meta:editing-cycles>7</meta:editing-cycles>
    <meta:generator>LibreOffice/4.2.2.1$Linux_X86_64 LibreOffice_project/420m0$Build-1</meta:generator>
    <meta:document-statistic meta:table-count="0" meta:image-count="0" meta:object-count="0" meta:page-count="1" meta:paragraph-count="7" meta:word-count="224" meta:character-count="1396" meta:non-whitespace-character-count="1177"/>
  </office:meta>
</office:document-meta>
</file>